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Serif" fo:font-style="italic" officeooo:rsid="00148d51" officeooo:paragraph-rsid="001eb7ff" style:font-style-asian="italic" style:font-style-complex="italic"/>
    </style:style>
    <style:style style:name="P2" style:family="paragraph" style:parent-style-name="Standard">
      <style:text-properties officeooo:rsid="0019dd93" officeooo:paragraph-rsid="001eb7ff"/>
    </style:style>
    <style:style style:name="P3" style:family="paragraph" style:parent-style-name="Standard">
      <style:text-properties style:font-name="Liberation Serif" fo:font-style="italic" officeooo:rsid="00148d51" officeooo:paragraph-rsid="001eb7ff" style:font-style-asian="italic" style:font-style-complex="italic"/>
    </style:style>
    <style:style style:name="P4" style:family="paragraph" style:parent-style-name="Standard">
      <style:text-properties officeooo:rsid="00148d51" officeooo:paragraph-rsid="001eb7ff"/>
    </style:style>
    <style:style style:name="P5" style:family="paragraph" style:parent-style-name="Standard">
      <style:text-properties officeooo:rsid="001675a3" officeooo:paragraph-rsid="001eb7ff"/>
    </style:style>
    <style:style style:name="P6" style:family="paragraph" style:parent-style-name="Standard">
      <style:text-properties officeooo:rsid="00169220" officeooo:paragraph-rsid="001eb7ff"/>
    </style:style>
    <style:style style:name="P7" style:family="paragraph" style:parent-style-name="Standard">
      <style:text-properties officeooo:rsid="00179163" officeooo:paragraph-rsid="001eb7ff"/>
    </style:style>
    <style:style style:name="P8" style:family="paragraph" style:parent-style-name="Standard">
      <style:text-properties officeooo:rsid="0018f1cc" officeooo:paragraph-rsid="001eb7ff"/>
    </style:style>
    <style:style style:name="P9" style:family="paragraph" style:parent-style-name="Standard">
      <style:text-properties officeooo:rsid="0148006b" officeooo:paragraph-rsid="001eb7ff"/>
    </style:style>
    <style:style style:name="T1" style:family="text">
      <style:text-properties officeooo:rsid="011ae63e"/>
    </style:style>
    <style:style style:name="T2" style:family="text">
      <style:text-properties officeooo:rsid="001675a3"/>
    </style:style>
    <style:style style:name="T3" style:family="text">
      <style:text-properties officeooo:rsid="0148006b"/>
    </style:style>
    <style:style style:name="T4" style:family="text">
      <style:text-properties officeooo:rsid="032acf02"/>
    </style:style>
    <style:style style:name="T5" style:family="text">
      <style:text-properties officeooo:rsid="002b5368"/>
    </style:style>
    <style:style style:name="T6" style:family="text">
      <style:text-properties officeooo:rsid="032ba58d"/>
    </style:style>
    <style:style style:name="T7" style:family="text">
      <style:text-properties officeooo:rsid="0018f1cc"/>
    </style:style>
    <style:style style:name="T8" style:family="text">
      <style:text-properties officeooo:rsid="01496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Через пару дней в жестяную обивку двери постучал, изъеденными известковым раствором пальцами, днепропетровский, Саша Рудько.</text:p>
      <text:p text:style-name="P4">Музыкант Александр Рудько.</text:p>
      <text:p text:style-name="P4">Бас-гитарист. <text:span text:style-name="T1">Он <text:s/>«на гражданке» р</text:span>аботал в областной филармонии.</text:p>
      <text:p text:style-name="P4">Так началось создание ВИА «Орион» в нашем военно-строительном отряде на аппаратуре и инструментах оставшихся от прежних призывов.</text:p>
      <text:p text:style-name="P4">Ребята ходили в штаб, говорили с замполитом. </text:p>
      <text:p text:style-name="P4">Сашу Рудько назначили завклубом части.</text:p>
      <text:p text:style-name="P4">Но он так и не завёл себе «пэша» и ночевал в казарме второй роты и стоял там на вечерних проверках.</text:p>
      <text:p text:style-name="P4">Он знал нотную грамоту. Играл на всё<text:span text:style-name="T1">м</text:span>, что подвернётся. Учил нас делать распевку «ми-мэ-ма-мо-му» и страдальчески моргал мутновато-голубым взглядом на мою лажу в пении.</text:p>
      <text:p text:style-name="P4">У него был большой, припухший от постоянных насморков нос, и он картавил.</text:p>
      <text:p text:style-name="P4">Но он был Музыкант.</text:p>
      <text:p text:style-name="P4"/>
      <text:p text:style-name="P4">А я начал вести двойную жизнь.</text:p>
      <text:p text:style-name="P4">После ужина — в клуб, до вечерней проверки.</text:p>
      <text:p text:style-name="P4">- <text:span text:style-name="T2">Разрешите стать в строй, товарищ старшина?</text:span></text:p>
      <text:p text:style-name="P4">- <text:span text:style-name="T2">А ты чё опаздываешь, Огольцов?</text:span></text:p>
      <text:p text:style-name="P4">- <text:span text:style-name="T2">Был в клубе.</text:span></text:p>
      <text:p text:style-name="P4">- <text:span text:style-name="T2">И чем это вы, клубники, там занимаетесь?</text:span></text:p>
      <text:p text:style-name="P5">В строю хаханьки в поддержку намёка.</text:p>
      <text:p text:style-name="P5">- Занимаемся сольфеджио, товарищ старшина!</text:p>
      <text:p text:style-name="P5">У старшины тупо застывает лицо. Он таких слов отродясь не слыхал. </text:p>
      <text:p text:style-name="P5">В строю хаханьки погромче, но уже в обратном направлении.</text:p>
      <text:p text:style-name="P5">- Замполит части в курсе, товарищ старшина!</text:p>
      <text:p text:style-name="P5">- Встань в строй, саф<text:span text:style-name="T3">л</text:span>... сажл... Ссука!</text:p>
      <text:p text:style-name="P5"/>
      <text:p text:style-name="P5">А в рабочее время я — <text:s/>как все.</text:p>
      <text:p text:style-name="P5">Нас перебросили на пятиэтажку — её готовят к сдаче. </text:p>
      <text:p text:style-name="P5">Витя Новиков и Валик Назаренко зазвали меня в пустую квартиру. Мы распили бутылку вина с горлá. Забытый кайф.</text:p>
      <text:p text:style-name="P5">До вечерней проверки всё выветрилось. Да и по скольку там было-то <text:span text:style-name="T3">на троих</text:span>?</text:p>
      <text:p text:style-name="P5">На вечерней проверке капитан Писак посылает дневального в посудомойку за кружкой — будет тест на употребление алкоголя.</text:p>
      <text:p text:style-name="P5">Продвигаясь вдоль строя, Писак даёт солдатам кружку — дыхнуть в неё, потом нюхает оттуда. Двоим уже приказал выйти из строя.</text:p>
      <text:p text:style-name="P5">Когда он протянул кружку мне, я понял, что <text:span text:style-name="T4">мне</text:span> — <text:span text:style-name="T4">пиздец</text:span>. Я сам себя выдал ещё до выдоха в неё тем, что меня бросает то в жар, то в холод.</text:p>
      <text:p text:style-name="P5">За бляху он дал мне пять нарядов, а теперь — полный <text:span text:style-name="T4">пиздец</text:span>.</text:p>
      <text:p text:style-name="P6">Писак нюхнул из кружки и, не глядя мне в глаза, садистски выговаривает:</text:p>
      <text:p text:style-name="P6">- <text:span text:style-name="T4">Ну, в</text:span>от, если человек не пил — сразу видно.</text:p>
      <text:p text:style-name="P6">После проверки Витя Стреляный с улыбкой говорит:</text:p>
      <text:p text:style-name="P6">- Ты был белее стенки.</text:p>
      <text:p text:style-name="P6">Как будто я сам не знаю! </text:p>
      <text:p text:style-name="P6">Писак, сучара! Что за кошки-мышки?</text:p>
      <text:p text:style-name="P6"/>
      <text:p text:style-name="P7">И снова выходной. Аж не верится.</text:p>
      <text:p text:style-name="P7">Вечером показали кино. Польский фильм «Анатомия любви» с намёками на эротику.</text:p>
      <text:p text:style-name="P7"><text:soft-page-break/>Может в Польше было больше, но, пока кино досюда докатилось, порезали кому не лень; начиная от цензуры и до прыщавых киномехаников, что вырезают из лент куски, где в кадр<text:span text:style-name="T1">е</text:span> голые титьки.</text:p>
      <text:p text:style-name="P7">Для близких друзей и личного пользования. </text:p>
      <text:p text:style-name="P7">Кретины.</text:p>
      <text:p text:style-name="P7">Утром, стоя в ряду мочящихся в сортире, я грустно встряхнул свой и, застёгиваясь, безмолвно сказал ему <text:span text:style-name="T5">среди общего гама</text:span>:</text:p>
      <text:p text:style-name="P7">- Такие дела, кореш. Быть тебе два года <text:span text:style-name="T1">всего лишь</text:span> сливным краном.</text:p>
      <text:p text:style-name="P7"/>
      <text:p text:style-name="P7">На работе <text:span text:style-name="T1">мы </text:span>носилками вытаскивали строительный мусор и лишний грунт из подвала; делали планировку.</text:p>
      <text:p text:style-name="P7">Все такие молчаливо тоскливые после вчерашнего фильма.</text:p>
      <text:p text:style-name="P7">В перекуре я, от нечего делать, начал доставать Алимошу.</text:p>
      <text:p text:style-name="P7">Он всё отмалчивался, или кратко посылал, а потом вдруг вскочил и набросился на меня с кулаками.</text:p>
      <text:p text:style-name="P7">Пришлось отмахиваться как умею. А умею я, прямо скажем — никак.</text:p>
      <text:p text:style-name="P7"/>
      <text:p text:style-name="P7">Тут зашёл Простомолóтов, крикнул прекратить и мы опять взялись за носилки.</text:p>
      <text:p text:style-name="P7">Я пару ходок сделал, смотрю, а боль в правой руке не утихает. Неудачно ударился большим пальцем об татаро-монгольскую Алимошину рожу.</text:p>
      <text:p text:style-name="P7">Наутро кисть вообще распухла и, после развода, помощник фельдшера из санчасти — тот самый из нашего призыва, только уже в «пэша» — повёз меня в ставропольский военный госпиталь; до города грузовиком с бригадой, а там городским транспортом — <text:span text:style-name="T4">для </text:span>солдат проезд бесплатный.</text:p>
      <text:p text:style-name="P7"/>
      <text:p text:style-name="P8">Когда приехали, он сказал мне подождать во дворе, а сам зашёл в какое-то здание. </text:p>
      <text:p text:style-name="P8">Хорошая территория. Густой сад с деревьями жёлтой алычи. Жаль аппетита нет — рука ноет.</text:p>
      <text:p text:style-name="P8">Сидя на скамейке возле здания, я заснул.</text:p>
      <text:p text:style-name="P8">Открываю глаза — круглая морда с длинными кошачьими усами прямо передо мной. Я аж дёрнулся, хорошо спинка скамьи удержала.</text:p>
      <text:p text:style-name="P8">Гляжу — у котяры капитанские погоны. Понятно: увидал, что солдат спит спозаранку и начал обнюхивать на предмет выявления присутствия алкоголя.</text:p>
      <text:p text:style-name="P8">Тут мой сопровождающий вышел, отвёл меня на проверку; оказалось — перелом.</text:p>
      <text:p text:style-name="P8">Они мне кисть щупают, а я шиплю, как гусак, и второй рукой сам себя по боку хлопаю, словно крылом перебитым.</text:p>
      <text:p text:style-name="P8">Ладно, говорят, и так срастётся. Обмотали кисть бинтом, гипсом обмазали и оставили меня в госпитале. </text:p>
      <text:p text:style-name="P8">Спасибо, Алимоша!</text:p>
      <text:p text:style-name="P8">Но мыться одной левой рукой неудобно.</text:p>
      <text:p text:style-name="P8"/>
      <text:p text:style-name="P8">Что может быть лучше перелома? Никаких уколов — лежи и жди, пока срастётся.</text:p>
      <text:p text:style-name="P8">В столовой столики на четверых обедающих и стулья, а не лавки. </text:p>
      <text:p text:style-name="P8">И хавка получше, чем у нас. Понятное дело — в госпитале офицерá тоже лечатся. <text:span text:style-name="T3">Конечно,</text:span> знаков различия тут нет, все пациенты в пижамах. Просто офицерские палаты на втором этаже, а для солдат в полуподвальном. </text:p>
      <text:p text:style-name="P8">Какая разница где спать?</text:p>
      <text:p text:style-name="P9">Тем более <text:span text:style-name="T6">отсюда </text:span><text:s/>к с<text:span text:style-name="T7">толов</text:span>ой<text:span text:style-name="T7"> ближе, она у нас, в конце коридора.</text:span></text:p>
      <text:p text:style-name="P8"><text:span text:style-name="T8">Госпитализированных</text:span> не слишком много. В моей палате кроме меня один грузин Резо, а коек четыре.</text:p>
      <text:p text:style-name="P2">Чёрные волосы у Резо такие длинные, что может зачёсывать их назад. Явно «дед».</text:p>
      <text:p text:style-name="P2"><text:span text:style-name="T8">Левую р</text:span>уку <text:span text:style-name="T8">он </text:span>держит плотно прижатой к боку.</text:p>
      <text:p text:style-name="P2">Он работал на уборке урожая водителем и там, на полевом стане, начал крутить любовь со <text:soft-page-break/>стряпухой, а её муж ударил его в спину большим кухонным ножом.</text:p>
      <text:p text:style-name="P2">Стряпуха теперь его навещает. </text:p>
      <text:p text:style-name="P2">Они уходят в сад пониже аллеи, а потом Резо приносит алычу в карманах пижамной куртки; угощает меня, но мне не хоч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2:46:08.427830383</meta:creation-date>
    <dc:date>2017-03-02T12:46:14.328747537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858" meta:character-count="5359" meta:non-whitespace-character-count="4542"/>
    <meta:generator>LibreOffice/4.3.3.2$Linux_x86 LibreOffice_project/430m0$Build-2</meta:generator>
  </office:meta>
</office:document-meta>
</file>